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ff0000" fo:font-weight="bold" style:font-weight-asian="bold" style:font-weight-complex="bold"/>
    </style:style>
    <style:style style:name="P2" style:family="paragraph" style:parent-style-name="Standard">
      <style:text-properties officeooo:rsid="000f1610" officeooo:paragraph-rsid="001873f1"/>
    </style:style>
    <style:style style:name="P3" style:family="paragraph" style:parent-style-name="Standard">
      <style:text-properties officeooo:paragraph-rsid="001873f1"/>
    </style:style>
    <style:style style:name="P4" style:family="paragraph" style:parent-style-name="Standard">
      <style:text-properties officeooo:rsid="001873f1" officeooo:paragraph-rsid="001873f1"/>
    </style:style>
    <style:style style:name="P5" style:family="paragraph" style:parent-style-name="Standard">
      <style:text-properties fo:font-weight="normal" officeooo:rsid="001a2e46" officeooo:paragraph-rsid="001a2e46" style:font-weight-asian="normal" style:font-weight-complex="normal"/>
    </style:style>
    <style:style style:name="P6" style:family="paragraph" style:parent-style-name="Standard">
      <style:text-properties fo:font-weight="normal" officeooo:rsid="001a2e46" officeooo:paragraph-rsid="001ae376" style:font-weight-asian="normal" style:font-weight-complex="normal"/>
    </style:style>
    <style:style style:name="P7" style:family="paragraph" style:parent-style-name="Standard">
      <style:text-properties fo:font-weight="normal" officeooo:rsid="001a2e46" officeooo:paragraph-rsid="001cb4fa" style:font-weight-asian="normal" style:font-weight-complex="normal"/>
    </style:style>
    <style:style style:name="P8" style:family="paragraph" style:parent-style-name="Standard">
      <style:text-properties fo:font-weight="normal" officeooo:rsid="001ae376" officeooo:paragraph-rsid="001cb4fa" style:font-weight-asian="normal" style:font-weight-complex="normal"/>
    </style:style>
    <style:style style:name="P9" style:family="paragraph" style:parent-style-name="Standard">
      <style:text-properties fo:font-weight="normal" officeooo:rsid="001cb4fa" officeooo:paragraph-rsid="001cb4fa" style:font-weight-asian="normal" style:font-weight-complex="normal"/>
    </style:style>
    <style:style style:name="P10" style:family="paragraph" style:parent-style-name="Standard">
      <style:text-properties fo:font-weight="normal" officeooo:rsid="001cb4fa" officeooo:paragraph-rsid="001db156" style:font-weight-asian="normal" style:font-weight-complex="normal"/>
    </style:style>
    <style:style style:name="P11" style:family="paragraph" style:parent-style-name="Standard">
      <style:text-properties fo:font-weight="normal" officeooo:rsid="001db156" officeooo:paragraph-rsid="001db156" style:font-weight-asian="normal" style:font-weight-complex="normal"/>
    </style:style>
    <style:style style:name="P12" style:family="paragraph" style:parent-style-name="Standard">
      <style:text-properties fo:font-weight="normal" officeooo:rsid="001db156" officeooo:paragraph-rsid="0029e818" style:font-weight-asian="normal" style:font-weight-complex="normal"/>
    </style:style>
    <style:style style:name="P13" style:family="paragraph" style:parent-style-name="Standard">
      <style:text-properties fo:font-weight="bold" officeooo:rsid="001ae376" officeooo:paragraph-rsid="001ae376" style:font-weight-asian="bold" style:font-weight-complex="bold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color="#ff0000" fo:font-weight="bold" officeooo:rsid="001873f1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fo:font-weight="normal" style:font-weight-asian="normal" style:font-weight-complex="normal"/>
    </style:style>
    <style:style style:name="T5" style:family="text">
      <style:text-properties officeooo:rsid="000d04e9"/>
    </style:style>
    <style:style style:name="T6" style:family="text">
      <style:text-properties officeooo:rsid="00173eb2"/>
    </style:style>
    <style:style style:name="T7" style:family="text">
      <style:text-properties officeooo:rsid="001873f1"/>
    </style:style>
    <style:style style:name="T8" style:family="text">
      <style:text-properties officeooo:rsid="001ae376"/>
    </style:style>
    <style:style style:name="T9" style:family="text">
      <style:text-properties officeooo:rsid="001cb4fa"/>
    </style:style>
    <style:style style:name="T10" style:family="text">
      <style:text-properties officeooo:rsid="001db156"/>
    </style:style>
    <style:style style:name="T11" style:family="text">
      <style:text-properties officeooo:rsid="0029e818"/>
    </style:style>
    <style:style style:name="T12" style:family="text">
      <style:text-properties officeooo:rsid="002de2d9"/>
    </style:style>
    <style:style style:name="T13" style:family="text">
      <style:text-properties officeooo:rsid="00355e2e"/>
    </style:style>
    <style:style style:name="T14" style:family="text">
      <style:text-properties officeooo:rsid="0036a02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3">Napomene</text:span>:</text:p>
      <text:p text:style-name="Standard">1.<text:tab/>Obavezno pročitati <text:span text:style-name="T1">SVE</text:span> napomene.</text:p>
      <text:p text:style-name="Standard">2.<text:tab/>Zadatak snimiti pod imenom <text:span text:style-name="T1">zad.S</text:span>. Ovo je jedini fajl koji će biti pregledan.</text:p>
      <text:p text:style-name="Standard">3.<text:tab/>Obavezno upisati <text:span text:style-name="T1">ime</text:span>, <text:span text:style-name="T1">prezime</text:span> i <text:span text:style-name="T1">broj indeksa</text:span> u komentar na početku fajla.</text:p>
      <text:p text:style-name="Standard"><text:tab/>Nepotpisani zadaci neće biti pregledani.</text:p>
      <text:p text:style-name="Standard">4.<text:tab/>Rešenje koje ne može da se kompajlira nosi <text:span text:style-name="T1">0</text:span> poena.</text:p>
      <text:p text:style-name="Standard">5.<text:tab/>Obavezno iskomentarisati kod.</text:p>
      <text:p text:style-name="Standard">6.<text:tab/>Koristiti praktikum iz ispitnih materijala (<text:span text:style-name="T1">ne</text:span> kopirati ga kod sebe u direktorijum).</text:p>
      <text:p text:style-name="Standard">7.<text:tab/>Za vreme testa nema pauze. Izlazak iz učionice se smatra završetkom testa.</text:p>
      <text:p text:style-name="Standard">8.<text:tab/>Asistenti za vreme testa <text:span text:style-name="T5">pružaju</text:span> informacije vezane isključivo za razumevanje teksta zadatka<text:line-break/><text:tab/><text:span text:style-name="T5">i pomoć oko korišćnja programskih alata</text:span>.</text:p>
      <text:p text:style-name="P3">9.<text:tab/><text:span text:style-name="T7">Nazivi promenljivih koje se inicijalno nalaze u zad.S fajlu se </text:span><text:span text:style-name="T2">ne smeju menjati</text:span><text:span text:style-name="T7">.<text:tab/>Njihove <text:tab/>vrednosti se mogu (i trebaju) menjati, da se ispitaju razni ulazi za program.</text:span></text:p>
      <text:p text:style-name="P3"><text:span text:style-name="T7"><text:tab/>Sadržaji stringova koji su zadati u zad.S fajlu se takođe </text:span><text:span text:style-name="T2">ne smeju menjati</text:span><text:span text:style-name="T7">.<text:tab/></text:span></text:p>
      <text:p text:style-name="P4"><text:tab/>Ukoliko je potrebno, mogu se dodavati nove promenljive.</text:p>
      <text:p text:style-name="P1"><text:span text:style-name="T4">10.</text:span><text:tab/>Test se snima.</text:p>
      <text:p text:style-name="Standard">11.<text:tab/>Test traje 2 sata i 45 minuta.</text:p>
      <text:p text:style-name="Standard"/>
      <text:p text:style-name="Standard"><text:span text:style-name="T3">Zadatak</text:span>:</text:p>
      <text:p text:style-name="P6">Napraviti asemlerski program koji od korisnika trazi da se unese string maksimalno du<text:span text:style-name="T8">ž</text:span>ine 60 karaktera. Uneseni string se analizira i <text:span text:style-name="T8">kao rezultat vraćaju se sva slova koja su bila najučestalija kao i broj ponavljanja datih slova u ulaznom stringu. </text:span></text:p>
      <text:p text:style-name="P6"/>
      <text:p text:style-name="P8">Malo i veliko isto slovo se tumace kao isto slovo.</text:p>
      <text:p text:style-name="P8">Svi znakovi koji ne predstavljaju slova se ignorisu.</text:p>
      <text:p text:style-name="P11">Najučestalija slova se na kraju ispisuju kao mala slova abecede (lowercase), po onom redosledu kako se na ta slova nalazi idući od kraja prema početku ulaznog stringa.</text:p>
      <text:p text:style-name="P11"/>
      <text:p text:style-name="P11">Povratna vrednost potprograma je <text:span text:style-name="T11">broj ponavljanja elemenata koji su najčešći</text:span>. Jedino u slučaju da ne postoji ni jedno slovo u stringu, povratna vrednost je <text:span text:style-name="T13">100</text:span>, a pritom se ispisuje i poruka o grešci.</text:p>
      <text:p text:style-name="P7"/>
      <text:p text:style-name="P13">Primeri inter<text:span text:style-name="T9">akcije:</text:span></text:p>
      <text:p text:style-name="P9">Ulazni string je: <text:span text:style-name="T10">hokus POKUS abraKadaBRA</text:span></text:p>
      <text:p text:style-name="P11">Najučestalija slova su: a</text:p>
      <text:p text:style-name="P12">(Povratna vrednost: 5)</text:p>
      <text:p text:style-name="P11"/>
      <text:p text:style-name="P10">Ulazni string je: <text:span text:style-name="T10">hokus POKUS abraKadaBRA – ok kako?</text:span></text:p>
      <text:p text:style-name="P11">Najučestalija slova su: ka</text:p>
      <text:p text:style-name="P12">(Povratna vrednost: 6)</text:p>
      <text:p text:style-name="P11"/>
      <text:p text:style-name="P10">Ulazni string je: <text:span text:style-name="T10">zimi Zimi ZAMI Zumi Zum</text:span></text:p>
      <text:p text:style-name="P11">Najučestalija slova su: mz<text:span text:style-name="T12">i</text:span></text:p>
      <text:p text:style-name="P12">(Povratna vrednost: 4)</text:p>
      <text:p text:style-name="P11"/>
      <text:p text:style-name="P10">Ulazni string je: <text:span text:style-name="T10">12+32/4=11</text:span></text:p>
      <text:p text:style-name="P11">GRESKA Nema slova u ulaznom stringu.</text:p>
      <text:p text:style-name="P11">(Povratna vrednost: 1<text:span text:style-name="T14">00</text:span>)</text:p>
      <text:p text:style-name="P6"/>
      <text:p text:style-name="P6"/>
      <text:p text:style-name="P5"><text:soft-page-break/><text:s/></text:p>
      <text:p text:style-name="P2"><text:span text:style-name="T7">Bodovanje je proporcionalno broju uspešnih testova. </text:span>Pored testova koji su unapred dati <text:span text:style-name="T6">(automatizovano testiranje sa testiraj.sh)</text:span>, prilikom pregledanja potprogram će se testirati sa još dodatnih testova, te je potrebno testirati i sa drugim ulazima.</text:p>
      <text:p text:style-name="Standard"/>
      <text:p text:style-name="Standard">Za<text:bookmark-start text:name="__DdeLink__728_883297939"/> <text:bookmark-end text:name="__DdeLink__728_883297939"/>kompletno odrađen zadatak se dobija <text:span text:style-name="T7">3</text:span>0 poen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1:30:49</meta:creation-date>
    <dc:date>2018-05-28T03:08:37.036485753</dc:date>
    <meta:editing-duration>PT3H12M8S</meta:editing-duration>
    <meta:editing-cycles>32</meta:editing-cycles>
    <meta:generator>LibreOffice/5.1.6.2$Linux_X86_64 LibreOffice_project/10m0$Build-2</meta:generator>
    <meta:document-statistic meta:table-count="0" meta:image-count="0" meta:object-count="0" meta:page-count="2" meta:paragraph-count="37" meta:word-count="377" meta:character-count="2392" meta:non-whitespace-character-count="2042"/>
  </office:meta>
</office:document-meta>
</file>